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6d91" officeooo:paragraph-rsid="001b6d9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39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6th</text:span> of <text:span text:style-name="T5">September</text:span> 202<text:span text:style-name="T5">2</text:span> under the <text:span text:style-name="T5">24th</text:span> PA Meeting.</text:p>
      <text:p text:style-name="P1"/>
      <text:p text:style-name="P1">The Assembly, recognising the current situation,</text:p>
      <text:p text:style-name="P1"/>
      <text:p text:style-name="P4">Constitutes the need to impeach Emeralda_axe7 from the CotS, for the same reasons as last time.</text:p>
      <text:p text:style-name="P1"/>
      <text:p text:style-name="P1">And proceeds.</text:p>
      <text:p text:style-name="P1"/>
      <text:p text:style-name="P1">Signed by,</text:p>
      <text:p text:style-name="P4">Solar_Porpoise</text:p>
      <text:p text:style-name="P1"/>
      <text:p text:style-name="P1"/>
      <text:p text:style-name="P1"/>
      <text:p text:style-name="Standard"><text:span text:style-name="T1">[</text:span><text:span text:style-name="T2">Motion 24-1: To impeach Emeralda_axe7 from the Cot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7T08:34:16.532044061</dc:date>
    <meta:editing-duration>PT2M13S</meta:editing-duration>
    <meta:editing-cycles>7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7" meta:word-count="50" meta:character-count="321" meta:non-whitespace-character-count="278"/>
  </office:meta>
</office:document-meta>
</file>